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1C1000001C194DF038E96A3FE63.png" manifest:media-type="image/png"/>
  <manifest:file-entry manifest:full-path="Pictures/10000000000002F00000003D7B72A2E032451D34.png" manifest:media-type="image/png"/>
  <manifest:file-entry manifest:full-path="Pictures/10000201000001C1000001C186A497B8DCACD175.png" manifest:media-type="image/png"/>
  <manifest:file-entry manifest:full-path="Pictures/10000000000002F00000002263B9CE3EFA6074A1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05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gr6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7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outline1">
      <style:graphic-properties fo:min-height="7.969cm"/>
    </style:style>
    <style:style style:name="pr9" style:family="presentation" style:parent-style-name="Classy_5f_Red1-notes">
      <style:graphic-properties draw:fill-color="#ffffff" fo:min-height="13.364cm"/>
    </style:style>
    <style:style style:name="pr10" style:family="presentation" style:parent-style-name="Classy_5f_Red1-outline1">
      <style:graphic-properties fo:min-height="3.67cm"/>
    </style:style>
    <style:style style:name="pr11" style:family="presentation" style:parent-style-name="Classy_5f_Red1-subtitle">
      <style:graphic-properties draw:fill-color="#ffffff" fo:min-height="8.21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solid" draw:fill-color="#c7243a"/>
      <style:paragraph-properties fo:text-align="center"/>
    </style:style>
    <style:style style:name="P9" style:family="paragraph">
      <loext:graphic-properties draw:fill="solid" draw:fill-color="#edad0b"/>
      <style:paragraph-properties fo:text-align="center"/>
    </style:style>
    <style:style style:name="P10" style:family="paragraph">
      <loext:graphic-properties draw:fill="solid" draw:fill-color="#009f8c"/>
      <style:paragraph-properties fo:text-align="center"/>
    </style:style>
    <style:style style:name="P11" style:family="paragraph">
      <loext:graphic-properties draw:fill-color="#ffffff"/>
      <style:text-properties style:font-size-asian="20pt"/>
    </style:style>
    <style:style style:name="T1" style:family="text">
      <style:text-properties style:font-size-asian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5pt" fo:font-weight="bold" style:font-size-asian="25pt" style:font-weight-asian="bold" style:font-size-complex="25pt" style:font-weight-complex="bold"/>
    </style:style>
    <style:style style:name="T5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Facial Inpainting aka DeepPHI 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1"><text:span text:style-name="T1">Kevin Gellhaus</text:span></text:p>
              </text:list-item>
              <text:list-item>
                <text:p text:style-name="P1"><text:span text:style-name="T1">Marcel Früh</text:span></text:p>
              </text:list-item>
              <text:list-item>
                <text:p text:style-name="P1"><text:span text:style-name="T1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4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1"><text:span text:style-name="T2">Durchführung eines Projektes mit nahezu unbegrenzten Daten</text:span></text:p>
              </text:list-item>
              <text:list-item>
                <text:p text:style-name="P1"><text:span text:style-name="T2">Verbesserung existierender Inpainting Lösungen in Bezug auf Gesichtsrekonstruktion</text:span></text:p>
              </text:list-item>
              <text:list-item>
                <text:p text:style-name="P1"><text:span text:style-name="T2">Einfaches Retuschieren von z.B Passfotos, Porträ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4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5" draw:layer="layout" svg:width="11.879cm" svg:height="11.879cm" svg:x="14.791cm" svg:y="2.083cm">
          <draw:image xlink:href="Pictures/10000201000001C1000001C186A497B8DCACD175.png" xlink:type="simple" xlink:show="embed" xlink:actuate="onLoad">
            <text:p/>
          </draw:image>
        </draw:frame>
        <draw:custom-shape draw:style-name="gr3" draw:text-style-name="P6" draw:layer="layout" svg:width="1.778cm" svg:height="1.524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5" draw:layer="layout" svg:width="11.887cm" svg:height="11.887cm" svg:x="0.616cm" svg:y="2.083cm">
          <draw:image xlink:href="Pictures/10000000000001C1000001C194DF038E96A3FE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text-style-name="P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<text:span text:style-name="T3">Dataset:</text:span></text:p>
              </text:list-item>
            </text:list>
            <text:list text:style-name="L5">
              <text:list-item>
                <text:list>
                  <text:list-item>
                    <text:p><text:span text:style-name="T3">Flickr-Faces-HQ </text:span><text:span text:style-name="T3">Dataset (FFHQ)</text:span></text:p>
                  </text:list-item>
                  <text:list-item>
                    <text:p><text:span text:style-name="T3">Aligned Face </text:span><text:span text:style-name="T3">Dataset For Face </text:span><text:span text:style-name="T3">Recognition</text:span></text:p>
                  </text:list-item>
                  <text:list-item>
                    <text:p><text:span text:style-name="T3">CelebA</text:span></text:p>
                  </text:list-item>
                  <text:list-item>
                    <text:p><text:span text:style-name="T3">UTKFace</text:span></text:p>
                  </text:list-item>
                </text:list>
              </text:list-item>
            </text:list>
          </draw:text-box>
        </draw:frame>
        <draw:line draw:style-name="gr4" draw:text-style-name="P5" draw:layer="layout" svg:x1="9.92cm" svg:y1="4.826cm" svg:x2="9.9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<text:span text:style-name="T3">Training</text:span></text:p>
              </text:list-item>
            </text:list>
            <text:list text:style-name="L5">
              <text:list-item>
                <text:list>
                  <text:list-item>
                    <text:p><text:span text:style-name="T3">Pytorch</text:span></text:p>
                  </text:list-item>
                  <text:list-item>
                    <text:p><text:span text:style-name="T3">Dlib</text:span></text:p>
                  </text:list-item>
                  <text:list-item>
                    <text:p><text:span text:style-name="T3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3">Detektion</text:span></text:p>
                      </text:list-item>
                      <text:list-item>
                        <text:p><text:span text:style-name="T3">Ausrichtung</text:span></text:p>
                      </text:list-item>
                      <text:list-item>
                        <text:p><text:span text:style-name="T3">Übermalen</text:span></text:p>
                      </text:list-item>
                      <text:list-item>
                        <text:p><text:span text:style-name="T3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4" draw:text-style-name="P5" draw:layer="layout" svg:x1="9.92cm" svg:y1="4.826cm" svg:x2="9.92cm" svg:y2="13.208cm">
          <text:p/>
        </draw:line>
        <draw:line draw:style-name="gr4" draw:text-style-name="P5" draw:layer="layout" svg:x1="17.82cm" svg:y1="4.826cm" svg:x2="17.8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33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8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Ausrichtung</text:p>
                      </text:list-item>
                      <text:list-item>
                        <text:p>Übermalen</text:p>
                      </text:list-item>
                      <text:list-item>
                        <text:p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7" draw:layer="layout" svg:width="9.534cm" svg:height="8.608cm" svg:x="17.272cm" svg:y="4.6cm" presentation:class="outline" presentation:user-transformed="true">
          <draw:text-box>
            <text:list text:style-name="L4">
              <text:list-item>
                <text:p><text:span text:style-name="T4">Inferenz</text:span></text:p>
              </text:list-item>
            </text:list>
            <text:list text:style-name="L5">
              <text:list-item>
                <text:list>
                  <text:list-item>
                    <text:p><text:span text:style-name="T5">Gui</text:span></text:p>
                    <text:list>
                      <text:list-item>
                        <text:p><text:span text:style-name="T5">Lade Foto</text:span></text:p>
                      </text:list-item>
                      <text:list-item>
                        <text:p><text:span text:style-name="T5">Freies Übermalen</text:span></text:p>
                      </text:list-item>
                      <text:list-item>
                        <text:p><text:span text:style-name="T5">Rekonstruktion</text:span></text:p>
                      </text:list-item>
                    </text:list>
                  </text:list-item>
                  <text:list-item>
                    <text:p><text:span text:style-name="T5">PyQt5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0.762cm" svg:height="0.508cm" svg:x="19.904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5" draw:layer="layout" svg:x1="9.92cm" svg:y1="4.826cm" svg:x2="9.92cm" svg:y2="13.208cm">
          <text:p/>
        </draw:line>
        <draw:line draw:style-name="gr4" draw:text-style-name="P5" draw:layer="layout" svg:x1="17.42cm" svg:y1="4.826cm" svg:x2="17.4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1T0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11" draw:text-style-name="P3" draw:layer="layout" svg:width="25.199cm" svg:height="8.219cm" svg:x="1.4cm" svg:y="4.6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3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6" draw:text-style-name="P8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0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3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frame draw:style-name="gr9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Projektnam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42M18S</meta:editing-duration>
    <meta:editing-cycles>24</meta:editing-cycles>
    <meta:generator>LibreOffice/6.0.7.3$Linux_X86_64 LibreOffice_project/00m0$Build-3</meta:generator>
    <dc:title>Classy Red</dc:title>
    <dc:date>2019-10-31T13:44:50.297600900</dc:date>
    <meta:document-statistic meta:object-count="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